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35cm" svg:stroke-color="#404040" draw:marker-end="Marker_5f_0" draw:marker-end-width="0.344cm" svg:stroke-opacity="100%" draw:stroke-linejoin="round" svg:stroke-linecap="round" draw:fill="none" fo:padding-top="0.142cm" fo:padding-bottom="0.142cm" fo:padding-left="0.267cm" fo:padding-right="0.267cm" draw:shadow="hidden"/>
    </style:style>
    <style:style style:name="gr5" style:family="graphic" style:parent-style-name="standard">
      <style:graphic-properties draw:stroke="none" draw:fill="gradient" draw:fill-gradient-name="Gradient_5f_5" draw:shadow="visible" draw:shadow-offset-x="0.051cm" draw:shadow-offset-y="0.051cm" draw:shadow-color="#cdcdcd" draw:shadow-opacity="50%"/>
    </style:style>
    <style:style style:name="gr6" style:family="graphic" style:parent-style-name="standard">
      <style:graphic-properties draw:stroke="none" draw:fill="none" draw:textarea-vertical-align="middle" fo:min-height="1.20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gradient" draw:fill-gradient-name="Gradient_5f_6" draw:shadow="visible" draw:shadow-offset-x="0.051cm" draw:shadow-offset-y="0.051cm" draw:shadow-color="#404040" draw:shadow-opacity="50%"/>
    </style:style>
    <style:style style:name="gr8" style:family="graphic" style:parent-style-name="standard">
      <style:graphic-properties draw:stroke="none" draw:fill="none" draw:textarea-vertical-align="middle" fo:min-height="0.738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10" style:family="graphic" style:parent-style-name="standard">
      <style:graphic-properties draw:stroke="none" draw:fill="none" draw:textarea-vertical-align="middle" fo:min-height="0.915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gradient" draw:fill-gradient-name="Gradient_5f_0" draw:shadow="visible" draw:shadow-offset-x="0.051cm" draw:shadow-offset-y="0.051cm" draw:shadow-color="#404040" draw:shadow-opacity="50%"/>
    </style:style>
    <style:style style:name="gr12" style:family="graphic" style:parent-style-name="standard">
      <style:graphic-properties draw:stroke="none" draw:fill="none" draw:textarea-vertical-align="middle" fo:min-height="1.058cm" fo:min-width="2.54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solid" draw:fill-color="#92d050" draw:shadow="hidden"/>
    </style:style>
    <style:style style:name="gr1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5" style:family="graphic" style:parent-style-name="standard">
      <style:graphic-properties draw:stroke="none" draw:fill="solid" draw:fill-color="#ccc2d9" draw:shadow="hidden"/>
    </style:style>
    <style:style style:name="gr16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7" style:family="graphic" style:parent-style-name="standard">
      <style:graphic-properties draw:stroke="none" draw:fill="none" draw:textarea-vertical-align="middle" fo:min-height="0.958cm" fo:min-width="2.54cm" fo:padding-top="0.071cm" fo:padding-bottom="0.071cm" fo:padding-left="0.071cm" fo:padding-right="0.071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draw:textarea-vertical-align="middle" fo:min-height="1.144cm" fo:min-width="2.54cm" fo:padding-top="0.071cm" fo:padding-bottom="0.071cm" fo:padding-left="0.071cm" fo:padding-right="0.071cm"/>
    </style:style>
    <style:style style:name="gr20" style:family="graphic" style:parent-style-name="standard">
      <style:graphic-properties draw:stroke="none" draw:fill="none" draw:textarea-vertical-align="middle" fo:min-height="1.558cm" fo:min-width="2.54cm" fo:padding-top="0.071cm" fo:padding-bottom="0.071cm" fo:padding-left="0.071cm" fo:padding-right="0.071cm"/>
    </style:style>
    <style:style style:name="gr21" style:family="graphic" style:parent-style-name="standard">
      <style:graphic-properties draw:stroke="none" draw:fill="none" draw:textarea-vertical-align="middle" fo:min-height="1.394cm" fo:min-width="2.54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draw:textarea-vertical-align="middle" fo:min-height="0.857cm" fo:min-width="2.54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24" style:family="graphic" style:parent-style-name="standard">
      <style:graphic-properties draw:stroke="none" draw:fill="none" draw:textarea-vertical-align="middle" fo:min-height="1.021cm" fo:min-width="2.54cm" fo:padding-top="0.071cm" fo:padding-bottom="0.071cm" fo:padding-left="0.071cm" fo:padding-right="0.071cm"/>
    </style:style>
    <style:style style:name="P1" style:family="paragraph">
      <loext:graphic-properties draw:fill="gradient" draw:fill-gradient-name="Gradient_5f_2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gradient" draw:fill-gradient-name="Gradient_5f_5"/>
    </style:style>
    <style:style style:name="P6" style:family="paragraph">
      <loext:graphic-properties draw:fill="gradient" draw:fill-gradient-name="Gradient_5f_6"/>
    </style:style>
    <style:style style:name="P7" style:family="paragraph">
      <loext:graphic-properties draw:fill="gradient" draw:fill-gradient-name="Gradient_5f_7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9" style:family="paragraph">
      <loext:graphic-properties draw:fill="gradient" draw:fill-gradient-name="Gradient_5f_0"/>
    </style:style>
    <style:style style:name="P10" style:family="paragraph">
      <loext:graphic-properties draw:fill="solid" draw:fill-color="#92d050"/>
    </style:style>
    <style:style style:name="P11" style:family="paragraph">
      <loext:graphic-properties draw:fill="solid" draw:fill-color="#ccc2d9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gradient" draw:fill-gradient-name="Gradient_5f_1"/>
    </style:style>
    <style:style style:name="T1" style:family="text"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2" style:family="text">
      <style:text-properties fo:color="#000000" style:font-name="Calibri" fo:font-size="9pt" style:font-name-asian="Calibri" style:font-size-asian="9pt" style:font-name-complex="Calibri" style:font-size-complex="9pt"/>
    </style:style>
    <style:style style:name="T3" style:family="text">
      <style:text-properties fo:color="#000000" style:font-name="Calibri" fo:font-size="8pt" style:font-name-asian="Calibri" style:font-size-asian="8pt" style:font-name-complex="Calibr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2.499cm" svg:height="1cm" svg:x="7.85cm" svg:y="0.75cm" svg:viewBox="0 0 2500 1001" svg:d="M500 1001h1501c88 0 174-23 250-67s139-107 183-183c43-76 66-163 66-251 0-87-23-174-66-250-44-76-107-139-183-183s-162-67-250-67h-1501c-88 0-174 23-250 67s-139 107-183 183c-43 76-67 163-67 251 0 87 24 174 67 250 44 76 107 139 183 183s162 67 250 67z">
              <text:p/>
            </draw:path>
            <draw:path draw:style-name="gr2" draw:text-style-name="P2" draw:layer="layout" svg:width="2.499cm" svg:height="1cm" svg:x="7.85cm" svg:y="0.75cm" svg:viewBox="0 0 2500 1001" svg:d="M500 1001h1501c88 0 174-23 250-67s139-107 183-183c43-76 66-163 66-251 0-87-23-174-66-250-44-76-107-139-183-183s-162-67-250-67h-1501c-88 0-174 23-250 67s-139 107-183 183c-43 76-67 163-67 251 0 87 24 174 67 250 44 76 107 139 183 183s162 67 250 67z">
              <text:p/>
            </draw:path>
          </draw:g>
          <draw:frame draw:style-name="gr3" draw:text-style-name="P4" draw:layer="layout" svg:width="2.5cm" svg:height="1cm" svg:x="7.85cm" svg:y="0.75cm">
            <draw:text-box>
              <text:p text:style-name="P3"><text:span text:style-name="T1">Inicio Programa</text:span></text:p>
            </draw:text-box>
          </draw:frame>
        </draw:g>
        <draw:polyline draw:style-name="gr4" draw:text-style-name="P2" draw:layer="layout" svg:width="0.004cm" svg:height="0.8cm" svg:x="9.1cm" svg:y="1.75cm" svg:viewBox="0 0 5 801" draw:points="0,0 0,375 5,375 5,801">
          <text:p/>
        </draw:polyline>
        <draw:g>
          <draw:g>
            <draw:polygon draw:style-name="gr5" draw:text-style-name="P5" draw:layer="layout" svg:width="2.925cm" svg:height="1.35cm" svg:x="7.5cm" svg:y="4.85cm" svg:viewBox="0 0 2926 1351" draw:points="0,1351 2251,1351 2926,0 674,0">
              <text:p/>
            </draw:polygon>
            <draw:polygon draw:style-name="gr2" draw:text-style-name="P2" draw:layer="layout" svg:width="2.925cm" svg:height="1.35cm" svg:x="7.5cm" svg:y="4.85cm" svg:viewBox="0 0 2926 1351" draw:points="0,1351 2251,1351 2926,0 674,0">
              <text:p/>
            </draw:polygon>
          </draw:g>
          <draw:frame draw:style-name="gr6" draw:text-style-name="P4" draw:layer="layout" svg:width="1.5cm" svg:height="1.35cm" svg:x="8.213cm" svg:y="4.85cm">
            <draw:text-box>
              <text:p text:style-name="P3"><text:span text:style-name="T2">String menu</text:span></text:p>
            </draw:text-box>
          </draw:frame>
        </draw:g>
        <draw:line draw:style-name="gr4" draw:text-style-name="P2" draw:layer="layout" svg:x1="9cm" svg:y1="4.25cm" svg:x2="9cm" svg:y2="4.85cm">
          <text:p/>
        </draw:line>
        <draw:g>
          <draw:g>
            <draw:polygon draw:style-name="gr7" draw:text-style-name="P6" draw:layer="layout" svg:width="2.2cm" svg:height="1.173cm" svg:x="15.25cm" svg:y="17.926cm" svg:viewBox="0 0 2201 1174" draw:points="0,586 1101,0 2201,586 1101,1174">
              <text:p/>
            </draw:polygon>
            <draw:polygon draw:style-name="gr2" draw:text-style-name="P2" draw:layer="layout" svg:width="2.2cm" svg:height="1.173cm" svg:x="15.25cm" svg:y="17.926cm" svg:viewBox="0 0 2201 1174" draw:points="0,586 1101,0 2201,586 1101,1174">
              <text:p/>
            </draw:polygon>
          </draw:g>
          <draw:frame draw:style-name="gr8" draw:text-style-name="P4" draw:layer="layout" svg:width="1.833cm" svg:height="0.88cm" svg:x="15.433cm" svg:y="18.072cm">
            <draw:text-box>
              <text:p text:style-name="P3"><text:span text:style-name="T2">else</text:span></text:p>
            </draw:text-box>
          </draw:frame>
        </draw:g>
        <draw:line draw:style-name="gr4" draw:text-style-name="P2" draw:layer="layout" svg:x1="11cm" svg:y1="9cm" svg:x2="11cm" svg:y2="7.5cm">
          <text:p/>
        </draw:line>
        <draw:g>
          <draw:g>
            <draw:polygon draw:style-name="gr9" draw:text-style-name="P7" draw:layer="layout" svg:width="1.763cm" svg:height="1.057cm" svg:x="2.15cm" svg:y="13.35cm" svg:viewBox="0 0 1764 1058" draw:points="0,1058 1764,1058 1764,0 0,0">
              <text:p/>
            </draw:polygon>
            <draw:polygon draw:style-name="gr2" draw:text-style-name="P2" draw:layer="layout" svg:width="1.763cm" svg:height="1.057cm" svg:x="2.15cm" svg:y="13.35cm" svg:viewBox="0 0 1764 1058" draw:points="0,1058 1764,1058 1764,0 0,0">
              <text:p/>
            </draw:polygon>
          </draw:g>
          <draw:frame draw:style-name="gr10" draw:text-style-name="P8" draw:layer="layout" svg:width="1.763cm" svg:height="1.057cm" svg:x="2.15cm" svg:y="13.35cm">
            <draw:text-box>
              <text:p text:style-name="P3"><text:span text:style-name="T2">Creación Club</text:span></text:p>
            </draw:text-box>
          </draw:frame>
        </draw:g>
        <draw:g>
          <draw:polygon draw:style-name="gr11" draw:text-style-name="P9" draw:layer="layout" svg:width="2.5cm" svg:height="1.6cm" svg:x="1.899cm" svg:y="9.25cm" svg:viewBox="0 0 2501 1601" draw:points="0,801 1251,0 2501,801 1251,1601">
            <text:p/>
          </draw:polygon>
          <draw:polygon draw:style-name="gr2" draw:text-style-name="P2" draw:layer="layout" svg:width="2.5cm" svg:height="1.6cm" svg:x="1.899cm" svg:y="9.25cm" svg:viewBox="0 0 2501 1601" draw:points="0,801 1251,0 2501,801 1251,1601">
            <text:p/>
          </draw:polygon>
        </draw:g>
        <draw:frame draw:style-name="gr12" draw:text-style-name="P4" draw:layer="layout" svg:width="2.083cm" svg:height="1.2cm" svg:x="2.107cm" svg:y="9.45cm">
          <draw:text-box>
            <text:p text:style-name="P3"><text:span text:style-name="T3">If menu equals “1” - CREACIÓN</text:span></text:p>
          </draw:text-box>
        </draw:frame>
        <draw:polyline draw:style-name="gr4" draw:text-style-name="P2" draw:layer="layout" svg:width="0.149cm" svg:height="10.249cm" svg:x="3.1cm" svg:y="16cm" svg:viewBox="0 0 150 10250" draw:points="0,0 0,1000 0,1500 150,10250">
          <text:p/>
        </draw:polyline>
        <draw:polyline draw:style-name="gr4" draw:text-style-name="P2" draw:layer="layout" svg:width="2.749cm" svg:height="0.499cm" svg:x="13.5cm" svg:y="17.35cm" svg:viewBox="0 0 2750 500" draw:points="0,0 1500,0 2750,0 2750,500">
          <text:p/>
        </draw:polyline>
        <draw:g>
          <draw:g>
            <draw:polygon draw:style-name="gr11" draw:text-style-name="P9" draw:layer="layout" svg:width="2.5cm" svg:height="1.6cm" svg:x="13.75cm" svg:y="9.25cm" svg:viewBox="0 0 2501 1601" draw:points="0,801 1251,0 2501,801 1251,1601">
              <text:p/>
            </draw:polygon>
            <draw:polygon draw:style-name="gr2" draw:text-style-name="P2" draw:layer="layout" svg:width="2.5cm" svg:height="1.6cm" svg:x="13.75cm" svg:y="9.25cm" svg:viewBox="0 0 2501 1601" draw:points="0,801 1251,0 2501,801 1251,1601">
              <text:p/>
            </draw:polygon>
          </draw:g>
          <draw:frame draw:style-name="gr12" draw:text-style-name="P4" draw:layer="layout" svg:width="2.083cm" svg:height="1.2cm" svg:x="13.958cm" svg:y="9.45cm">
            <draw:text-box>
              <text:p text:style-name="P3"><text:span text:style-name="T3">If menu equals equals “3” - UNIÓN</text:span></text:p>
            </draw:text-box>
          </draw:frame>
        </draw:g>
        <draw:polyline draw:style-name="gr4" draw:text-style-name="P2" draw:layer="layout" svg:width="4.499cm" svg:height="0.499cm" svg:x="9cm" svg:y="17.35cm" svg:viewBox="0 0 4500 500" draw:points="0,0 4500,0 4500,500">
          <text:p/>
        </draw:polyline>
        <draw:polyline draw:style-name="gr4" draw:text-style-name="P2" draw:layer="layout" svg:width="7.249cm" svg:height="1.999cm" svg:x="10.25cm" svg:y="16.5cm" svg:viewBox="0 0 7250 2000" draw:points="7250,2000 7250,750 7250,0 0,0">
          <text:p/>
        </draw:polyline>
        <draw:polyline draw:style-name="gr4" draw:text-style-name="P2" draw:layer="layout" svg:width="5.749cm" svg:height="0.749cm" svg:x="3.25cm" svg:y="8.5cm" svg:viewBox="0 0 5750 750" draw:points="5750,0 5750,250 0,250 0,750">
          <text:p/>
        </draw:polyline>
        <draw:polygon draw:style-name="gr4" draw:text-style-name="P2" draw:layer="layout" svg:width="0cm" svg:height="0cm" svg:x="18.658cm" svg:y="18.15cm" svg:viewBox="0 0 0 0" draw:points="0,0">
          <text:p/>
        </draw:polygon>
        <draw:line draw:style-name="gr4" draw:text-style-name="P2" draw:layer="layout" svg:x1="13.5cm" svg:y1="19.35cm" svg:x2="13.5cm" svg:y2="19.85cm">
          <text:p/>
        </draw:line>
        <draw:g>
          <draw:g>
            <draw:polygon draw:style-name="gr13" draw:text-style-name="P10" draw:layer="layout" svg:width="2cm" svg:height="1.2cm" svg:x="4.249cm" svg:y="19.899cm" svg:viewBox="0 0 2001 1201" draw:points="0,1201 2001,1201 2001,0 0,0">
              <text:p/>
            </draw:polygon>
            <draw:polygon draw:style-name="gr14" draw:text-style-name="P2" draw:layer="layout" svg:width="2cm" svg:height="1.2cm" svg:x="4.249cm" svg:y="19.899cm" svg:viewBox="0 0 2001 1201" draw:points="0,1201 2001,1201 2001,0 0,0">
              <text:p/>
            </draw:polygon>
          </draw:g>
          <draw:frame draw:style-name="gr12" draw:text-style-name="P4" draw:layer="layout" svg:width="2cm" svg:height="1.2cm" svg:x="4.249cm" svg:y="19.899cm">
            <draw:text-box>
              <text:p text:style-name="P3"><text:span text:style-name="T3">Método</text:span></text:p>
              <text:p text:style-name="P3"><text:span text:style-name="T3">altaUsuario</text:span></text:p>
            </draw:text-box>
          </draw:frame>
        </draw:g>
        <draw:line draw:style-name="gr4" draw:text-style-name="P2" draw:layer="layout" svg:x1="5.25cm" svg:y1="24.7cm" svg:x2="5.25cm" svg:y2="26.25cm">
          <text:p/>
        </draw:line>
        <draw:line draw:style-name="gr4" draw:text-style-name="P2" draw:layer="layout" svg:x1="5.25cm" svg:y1="18.95cm" svg:x2="5.25cm" svg:y2="19.85cm">
          <text:p/>
        </draw:line>
        <draw:line draw:style-name="gr4" draw:text-style-name="P2" draw:layer="layout" svg:x1="9cm" svg:y1="10.35cm" svg:x2="9cm" svg:y2="11.25cm">
          <text:p/>
        </draw:line>
        <draw:line draw:style-name="gr4" draw:text-style-name="P2" draw:layer="layout" svg:x1="9cm" svg:y1="12.75cm" svg:x2="9cm" svg:y2="13.65cm">
          <text:p/>
        </draw:line>
        <draw:g>
          <draw:g>
            <draw:path draw:style-name="gr15" draw:text-style-name="P11" draw:layer="layout" svg:width="2.522cm" svg:height="1cm" svg:x="4.227cm" svg:y="6.999cm" svg:viewBox="0 0 2523 1001" svg:d="M500 1001h1501c7 0 15 0 22 0 88 0 174-23 250-67 76-43 139-107 183-183s67-162 67-250-23-174-67-250-107-140-183-183c-76-44-162-68-250-68-7 0-15 1-22 1h-1501c-88 0-174 23-250 67s-139 107-183 183c-43 76-67 162-67 250s24 174 67 250c44 76 107 139 183 183s162 67 250 67z">
              <text:p/>
            </draw:path>
            <draw:path draw:style-name="gr14" draw:text-style-name="P2" draw:layer="layout" svg:width="2.522cm" svg:height="1cm" svg:x="4.227cm" svg:y="6.999cm" svg:viewBox="0 0 2523 1001" svg:d="M500 1001h1501c7 0 15 0 22 0 88 0 174-23 250-67 76-43 139-107 183-183s67-162 67-250-23-174-67-250-107-140-183-183c-76-44-162-68-250-68-7 0-15 1-22 1h-1501c-88 0-174 23-250 67s-139 107-183 183c-43 76-67 162-67 250s24 174 67 250c44 76 107 139 183 183s162 67 250 67z">
              <text:p/>
            </draw:path>
          </draw:g>
          <draw:frame draw:style-name="gr3" draw:text-style-name="P4" draw:layer="layout" svg:width="2.5cm" svg:height="1cm" svg:x="4.227cm" svg:y="6.999cm">
            <draw:text-box>
              <text:p text:style-name="P3"><text:span text:style-name="T1">Finaliza programa</text:span></text:p>
            </draw:text-box>
          </draw:frame>
        </draw:g>
        <draw:polyline draw:style-name="gr4" draw:text-style-name="P2" draw:layer="layout" svg:width="0.999cm" svg:height="0cm" svg:x="6.75cm" svg:y="7.5cm" svg:viewBox="0 0 1000 0" draw:points="1000,0 630,0 0,0">
          <text:p/>
        </draw:polyline>
        <draw:line draw:style-name="gr16" draw:text-style-name="P2" draw:layer="layout" svg:x1="5.25cm" svg:y1="21.1cm" svg:x2="5.25cm" svg:y2="21.75cm">
          <text:p/>
        </draw:line>
        <draw:line draw:style-name="gr16" draw:text-style-name="P2" draw:layer="layout" svg:x1="8.12cm" svg:y1="22.95cm" svg:x2="8.12cm" svg:y2="23.6cm">
          <text:p/>
        </draw:line>
        <draw:polyline draw:style-name="gr16" draw:text-style-name="P2" draw:layer="layout" svg:width="0cm" svg:height="8.149cm" svg:x="18.5cm" svg:y="18.1cm" svg:viewBox="0 0 0 8150" draw:points="0,8150 0,7250 0,5850 0,0">
          <text:p/>
        </draw:polyline>
        <draw:line draw:style-name="gr16" draw:text-style-name="P2" draw:layer="layout" svg:x1="3.25cm" svg:y1="26.2cm" svg:x2="18.5cm" svg:y2="26.2cm">
          <text:p/>
        </draw:line>
        <draw:line draw:style-name="gr4" draw:text-style-name="P2" draw:layer="layout" svg:x1="9cm" svg:y1="6.25cm" svg:x2="9cm" svg:y2="6.75cm">
          <text:p/>
        </draw:line>
        <draw:g>
          <draw:g>
            <draw:polygon draw:style-name="gr5" draw:text-style-name="P5" draw:layer="layout" svg:width="2.425cm" svg:height="1.1cm" svg:x="1.9cm" svg:y="11.75cm" svg:viewBox="0 0 2426 1101" draw:points="0,1101 1866,1101 2426,0 559,0">
              <text:p/>
            </draw:polygon>
            <draw:polygon draw:style-name="gr2" draw:text-style-name="P2" draw:layer="layout" svg:width="2.425cm" svg:height="1.1cm" svg:x="1.9cm" svg:y="11.75cm" svg:viewBox="0 0 2426 1101" draw:points="0,1101 1866,1101 2426,0 559,0">
              <text:p/>
            </draw:polygon>
          </draw:g>
          <draw:frame draw:style-name="gr17" draw:text-style-name="P8" draw:layer="layout" svg:width="1.244cm" svg:height="1.1cm" svg:x="2.491cm" svg:y="11.75cm">
            <draw:text-box>
              <text:p text:style-name="P3"><text:span text:style-name="T2">Nombre club</text:span></text:p>
            </draw:text-box>
          </draw:frame>
        </draw:g>
        <draw:line draw:style-name="gr18" draw:text-style-name="P12" draw:layer="layout" svg:x1="3.15cm" svg:y1="10.75cm" svg:x2="3.15cm" svg:y2="11.75cm">
          <text:p/>
        </draw:line>
        <draw:g>
          <draw:g>
            <draw:polygon draw:style-name="gr5" draw:text-style-name="P5" draw:layer="layout" svg:width="2.425cm" svg:height="1.1cm" svg:x="1.9cm" svg:y="14.95cm" svg:viewBox="0 0 2426 1101" draw:points="0,1101 1866,1101 2426,0 559,0">
              <text:p/>
            </draw:polygon>
            <draw:polygon draw:style-name="gr2" draw:text-style-name="P2" draw:layer="layout" svg:width="2.425cm" svg:height="1.1cm" svg:x="1.9cm" svg:y="14.95cm" svg:viewBox="0 0 2426 1101" draw:points="0,1101 1866,1101 2426,0 559,0">
              <text:p/>
            </draw:polygon>
          </draw:g>
          <draw:frame draw:style-name="gr17" draw:text-style-name="P8" draw:layer="layout" svg:width="1.244cm" svg:height="1.286cm" svg:x="2.491cm" svg:y="14.857cm">
            <draw:text-box>
              <text:p text:style-name="P3"><text:span text:style-name="T2">¿Crear otro? <text:s text:c="2"/>s/n</text:span></text:p>
            </draw:text-box>
          </draw:frame>
        </draw:g>
        <draw:polyline draw:style-name="gr16" draw:text-style-name="P2" draw:layer="layout" svg:width="0.999cm" svg:height="2.999cm" svg:x="4.15cm" svg:y="12.25cm" svg:viewBox="0 0 1000 3000" draw:points="0,3000 1000,3000 1000,0">
          <text:p/>
        </draw:polyline>
        <draw:line draw:style-name="gr4" draw:text-style-name="P2" draw:layer="layout" svg:x1="5.15cm" svg:y1="12.25cm" svg:x2="4.15cm" svg:y2="12.25cm">
          <text:p/>
        </draw:line>
        <draw:line draw:style-name="gr4" draw:text-style-name="P2" draw:layer="layout" svg:x1="3.15cm" svg:y1="12.85cm" svg:x2="3.15cm" svg:y2="13.4cm">
          <text:p/>
        </draw:line>
        <draw:line draw:style-name="gr4" draw:text-style-name="P2" draw:layer="layout" svg:x1="3.15cm" svg:y1="14.35cm" svg:x2="3.15cm" svg:y2="14.9cm">
          <text:p/>
        </draw:line>
        <draw:polyline draw:style-name="gr16" draw:text-style-name="P2" draw:layer="layout" svg:width="8.249cm" svg:height="10.749cm" svg:x="10.25cm" svg:y="7.5cm" svg:viewBox="0 0 8250 10750" draw:points="0,0 5000,0 8250,0 8250,10750">
          <text:p/>
        </draw:polyline>
        <draw:g>
          <draw:g>
            <draw:polygon draw:style-name="gr9" draw:text-style-name="P7" draw:layer="layout" svg:width="1.763cm" svg:height="1.057cm" svg:x="2.173cm" svg:y="13.374cm" svg:viewBox="0 0 1764 1058" draw:points="0,1058 1764,1058 1764,0 0,0">
              <text:p/>
            </draw:polygon>
            <draw:polygon draw:style-name="gr2" draw:text-style-name="P2" draw:layer="layout" svg:width="1.763cm" svg:height="1.057cm" svg:x="2.173cm" svg:y="13.374cm" svg:viewBox="0 0 1764 1058" draw:points="0,1058 1764,1058 1764,0 0,0">
              <text:p/>
            </draw:polygon>
          </draw:g>
          <draw:frame draw:style-name="gr19" draw:text-style-name="P8" draw:layer="layout" svg:width="1.763cm" svg:height="1.286cm" svg:x="2.173cm" svg:y="13.26cm">
            <draw:text-box>
              <text:p text:style-name="P3"><text:span text:style-name="T2">Creación Club</text:span></text:p>
            </draw:text-box>
          </draw:frame>
        </draw:g>
        <draw:g>
          <draw:g>
            <draw:polygon draw:style-name="gr9" draw:text-style-name="P7" draw:layer="layout" svg:width="2.5cm" svg:height="1.7cm" svg:x="7.75cm" svg:y="2.549cm" svg:viewBox="0 0 2501 1701" draw:points="0,1701 2501,1701 2501,0 0,0">
              <text:p/>
            </draw:polygon>
            <draw:polygon draw:style-name="gr2" draw:text-style-name="P2" draw:layer="layout" svg:width="2.5cm" svg:height="1.7cm" svg:x="7.75cm" svg:y="2.549cm" svg:viewBox="0 0 2501 1701" draw:points="0,1701 2501,1701 2501,0 0,0">
              <text:p/>
            </draw:polygon>
          </draw:g>
          <draw:frame draw:style-name="gr20" draw:text-style-name="P4" draw:layer="layout" svg:width="2.5cm" svg:height="1.7cm" svg:x="7.75cm" svg:y="2.549cm">
            <draw:text-box>
              <text:p text:style-name="P3"><text:span text:style-name="T2">Lectura fichero “clubs.dat”</text:span></text:p>
              <text:p text:style-name="P3"><text:span text:style-name="T2">Crear Array&lt;Club&gt;</text:span></text:p>
            </draw:text-box>
          </draw:frame>
        </draw:g>
        <draw:polyline draw:style-name="gr16" draw:text-style-name="P2" draw:layer="layout" svg:width="0.999cm" svg:height="4.499cm" svg:x="10cm" svg:y="7.5cm" svg:viewBox="0 0 1000 4500" draw:points="0,4500 1000,4500 1000,0">
          <text:p/>
        </draw:polyline>
        <draw:g>
          <draw:g>
            <draw:polygon draw:style-name="gr7" draw:text-style-name="P6" draw:layer="layout" svg:width="2.45cm" svg:height="1.401cm" svg:x="7.75cm" svg:y="11.317cm" svg:viewBox="0 0 2451 1402" draw:points="0,700 1226,0 2451,700 1226,1402">
              <text:p/>
            </draw:polygon>
            <draw:polygon draw:style-name="gr2" draw:text-style-name="P2" draw:layer="layout" svg:width="2.45cm" svg:height="1.401cm" svg:x="7.75cm" svg:y="11.317cm" svg:viewBox="0 0 2451 1402" draw:points="0,700 1226,0 2451,700 1226,1402">
              <text:p/>
            </draw:polygon>
          </draw:g>
          <draw:frame draw:style-name="gr21" draw:text-style-name="P8" draw:layer="layout" svg:width="2.041cm" svg:height="1.536cm" svg:x="7.954cm" svg:y="11.25cm">
            <draw:text-box>
              <text:p text:style-name="P3"><text:span text:style-name="T2">If</text:span></text:p>
              <text:p text:style-name="P3"><text:span text:style-name="T2">Array&lt;Club&gt;.size <text:s/>== 0</text:span></text:p>
            </draw:text-box>
          </draw:frame>
        </draw:g>
        <draw:g>
          <draw:g>
            <draw:polygon draw:style-name="gr11" draw:text-style-name="P9" draw:layer="layout" svg:width="2.5cm" svg:height="1.6cm" svg:x="7.749cm" svg:y="9.149cm" svg:viewBox="0 0 2501 1601" draw:points="0,801 1251,0 2501,801 1251,1601">
              <text:p/>
            </draw:polygon>
            <draw:polygon draw:style-name="gr2" draw:text-style-name="P2" draw:layer="layout" svg:width="2.5cm" svg:height="1.6cm" svg:x="7.749cm" svg:y="9.149cm" svg:viewBox="0 0 2501 1601" draw:points="0,801 1251,0 2501,801 1251,1601">
              <text:p/>
            </draw:polygon>
          </draw:g>
          <draw:frame draw:style-name="gr12" draw:text-style-name="P4" draw:layer="layout" svg:width="2.083cm" svg:height="1.2cm" svg:x="7.957cm" svg:y="9.349cm">
            <draw:text-box>
              <text:p text:style-name="P3"><text:span text:style-name="T3">If menu equals “2” - GESTIÓN</text:span></text:p>
            </draw:text-box>
          </draw:frame>
        </draw:g>
        <draw:line draw:style-name="gr4" draw:text-style-name="P2" draw:layer="layout" svg:x1="9cm" svg:y1="8.35cm" svg:x2="9cm" svg:y2="9.25cm">
          <text:p/>
        </draw:line>
        <draw:g>
          <draw:g>
            <draw:polygon draw:style-name="gr11" draw:text-style-name="P9" draw:layer="layout" svg:width="2.5cm" svg:height="1.8cm" svg:x="7.749cm" svg:y="6.699cm" svg:viewBox="0 0 2501 1801" draw:points="0,900 1251,0 2501,900 1251,1801">
              <text:p/>
            </draw:polygon>
            <draw:polygon draw:style-name="gr2" draw:text-style-name="P2" draw:layer="layout" svg:width="2.5cm" svg:height="1.8cm" svg:x="7.749cm" svg:y="6.699cm" svg:viewBox="0 0 2501 1801" draw:points="0,900 1251,0 2501,900 1251,1801">
              <text:p/>
            </draw:polygon>
          </draw:g>
          <draw:frame draw:style-name="gr6" draw:text-style-name="P4" draw:layer="layout" svg:width="2.083cm" svg:height="1.35cm" svg:x="7.957cm" svg:y="6.924cm">
            <draw:text-box>
              <text:p text:style-name="P3"><text:span text:style-name="T2">While respuesta !equals (“4”)</text:span></text:p>
            </draw:text-box>
          </draw:frame>
        </draw:g>
        <draw:g>
          <draw:g>
            <draw:polygon draw:style-name="gr11" draw:text-style-name="P9" draw:layer="layout" svg:width="2.5cm" svg:height="1.6cm" svg:x="3.95cm" svg:y="17.699cm" svg:viewBox="0 0 2501 1601" draw:points="0,801 1251,0 2501,801 1251,1601">
              <text:p/>
            </draw:polygon>
            <draw:polygon draw:style-name="gr2" draw:text-style-name="P2" draw:layer="layout" svg:width="2.5cm" svg:height="1.6cm" svg:x="3.95cm" svg:y="17.699cm" svg:viewBox="0 0 2501 1601" draw:points="0,801 1251,0 2501,801 1251,1601">
              <text:p/>
            </draw:polygon>
          </draw:g>
          <draw:frame draw:style-name="gr12" draw:text-style-name="P4" draw:layer="layout" svg:width="2.083cm" svg:height="1.2cm" svg:x="4.158cm" svg:y="17.899cm">
            <draw:text-box>
              <text:p text:style-name="P3"><text:span text:style-name="T3">If menu equals “1” - Alta socio</text:span></text:p>
            </draw:text-box>
          </draw:frame>
        </draw:g>
        <draw:g>
          <draw:g>
            <draw:polygon draw:style-name="gr11" draw:text-style-name="P9" draw:layer="layout" svg:width="2.5cm" svg:height="1.6cm" svg:x="6.699cm" svg:y="17.699cm" svg:viewBox="0 0 2501 1601" draw:points="0,801 1251,0 2501,801 1251,1601">
              <text:p/>
            </draw:polygon>
            <draw:polygon draw:style-name="gr2" draw:text-style-name="P2" draw:layer="layout" svg:width="2.5cm" svg:height="1.6cm" svg:x="6.699cm" svg:y="17.699cm" svg:viewBox="0 0 2501 1601" draw:points="0,801 1251,0 2501,801 1251,1601">
              <text:p/>
            </draw:polygon>
          </draw:g>
          <draw:frame draw:style-name="gr12" draw:text-style-name="P4" draw:layer="layout" svg:width="2.083cm" svg:height="1.2cm" svg:x="6.907cm" svg:y="17.899cm">
            <draw:text-box>
              <text:p text:style-name="P3"><text:span text:style-name="T3">If menu equals “2” - Baja socio</text:span></text:p>
            </draw:text-box>
          </draw:frame>
        </draw:g>
        <draw:g>
          <draw:g>
            <draw:polygon draw:style-name="gr11" draw:text-style-name="P9" draw:layer="layout" svg:width="2.5cm" svg:height="1.6cm" svg:x="9.449cm" svg:y="17.699cm" svg:viewBox="0 0 2501 1601" draw:points="0,801 1251,0 2501,801 1251,1601">
              <text:p/>
            </draw:polygon>
            <draw:polygon draw:style-name="gr2" draw:text-style-name="P2" draw:layer="layout" svg:width="2.5cm" svg:height="1.6cm" svg:x="9.449cm" svg:y="17.699cm" svg:viewBox="0 0 2501 1601" draw:points="0,801 1251,0 2501,801 1251,1601">
              <text:p/>
            </draw:polygon>
          </draw:g>
          <draw:frame draw:style-name="gr12" draw:text-style-name="P4" draw:layer="layout" svg:width="2.083cm" svg:height="1.2cm" svg:x="9.657cm" svg:y="17.899cm">
            <draw:text-box>
              <text:p text:style-name="P3"><text:span text:style-name="T3">If menu equals “3” - Visualizar socios </text:span></text:p>
            </draw:text-box>
          </draw:frame>
        </draw:g>
        <draw:line draw:style-name="gr4" draw:text-style-name="P2" draw:layer="layout" svg:x1="9cm" svg:y1="14.75cm" svg:x2="9cm" svg:y2="15.75cm">
          <text:p/>
        </draw:line>
        <draw:g>
          <draw:g>
            <draw:polygon draw:style-name="gr11" draw:text-style-name="P9" draw:layer="layout" svg:width="2.5cm" svg:height="1.6cm" svg:x="12.2cm" svg:y="17.8cm" svg:viewBox="0 0 2501 1601" draw:points="0,801 1251,0 2501,801 1251,1601">
              <text:p/>
            </draw:polygon>
            <draw:polygon draw:style-name="gr2" draw:text-style-name="P2" draw:layer="layout" svg:width="2.5cm" svg:height="1.6cm" svg:x="12.2cm" svg:y="17.8cm" svg:viewBox="0 0 2501 1601" draw:points="0,801 1251,0 2501,801 1251,1601">
              <text:p/>
            </draw:polygon>
          </draw:g>
          <draw:frame draw:style-name="gr12" draw:text-style-name="P4" draw:layer="layout" svg:width="2.083cm" svg:height="1.2cm" svg:x="12.408cm" svg:y="18cm">
            <draw:text-box>
              <text:p text:style-name="P3"><text:span text:style-name="T3">If menu equals “4” - Guardar club fichero</text:span></text:p>
            </draw:text-box>
          </draw:frame>
        </draw:g>
        <draw:polyline draw:style-name="gr4" draw:text-style-name="P2" draw:layer="layout" svg:width="1.672cm" svg:height="0.508cm" svg:x="9.077cm" svg:y="17.341cm" svg:viewBox="0 0 1673 509" draw:points="0,0 1673,9 1673,509">
          <text:p/>
        </draw:polyline>
        <draw:polyline draw:style-name="gr4" draw:text-style-name="P2" draw:layer="layout" svg:width="1.404cm" svg:height="0.516cm" svg:x="7.75cm" svg:y="17.333cm" svg:viewBox="0 0 1405 517" draw:points="1405,0 0,17 0,517">
          <text:p/>
        </draw:polyline>
        <draw:polyline draw:style-name="gr4" draw:text-style-name="P2" draw:layer="layout" svg:width="3.856cm" svg:height="0.524cm" svg:x="5.25cm" svg:y="17.325cm" svg:viewBox="0 0 3857 525" draw:points="3857,0 0,25 0,525">
          <text:p/>
        </draw:polyline>
        <draw:g>
          <draw:g>
            <draw:polygon draw:style-name="gr5" draw:text-style-name="P5" draw:layer="layout" svg:width="2.425cm" svg:height="1.1cm" svg:x="7.75cm" svg:y="15.857cm" svg:viewBox="0 0 2426 1101" draw:points="0,1101 1866,1101 2426,0 559,0">
              <text:p/>
            </draw:polygon>
            <draw:polygon draw:style-name="gr2" draw:text-style-name="P2" draw:layer="layout" svg:width="2.425cm" svg:height="1.1cm" svg:x="7.75cm" svg:y="15.857cm" svg:viewBox="0 0 2426 1101" draw:points="0,1101 1866,1101 2426,0 559,0">
              <text:p/>
            </draw:polygon>
          </draw:g>
          <draw:frame draw:style-name="gr17" draw:text-style-name="P8" draw:layer="layout" svg:width="1.244cm" svg:height="1.286cm" svg:x="8.341cm" svg:y="15.764cm">
            <draw:text-box>
              <text:p text:style-name="P3"><text:span text:style-name="T2">Int eleccion menu</text:span></text:p>
            </draw:text-box>
          </draw:frame>
        </draw:g>
        <draw:g>
          <draw:g>
            <draw:polygon draw:style-name="gr13" draw:text-style-name="P10" draw:layer="layout" svg:width="2cm" svg:height="1.2cm" svg:x="6.999cm" svg:y="19.899cm" svg:viewBox="0 0 2001 1201" draw:points="0,1201 2001,1201 2001,0 0,0">
              <text:p/>
            </draw:polygon>
            <draw:polygon draw:style-name="gr14" draw:text-style-name="P2" draw:layer="layout" svg:width="2cm" svg:height="1.2cm" svg:x="6.999cm" svg:y="19.899cm" svg:viewBox="0 0 2001 1201" draw:points="0,1201 2001,1201 2001,0 0,0">
              <text:p/>
            </draw:polygon>
          </draw:g>
          <draw:frame draw:style-name="gr12" draw:text-style-name="P4" draw:layer="layout" svg:width="2cm" svg:height="1.2cm" svg:x="6.999cm" svg:y="19.899cm">
            <draw:text-box>
              <text:p text:style-name="P3"><text:span text:style-name="T3">Método</text:span></text:p>
              <text:p text:style-name="P3"><text:span text:style-name="T3">bajaUsuario</text:span></text:p>
            </draw:text-box>
          </draw:frame>
        </draw:g>
        <draw:g>
          <draw:g>
            <draw:polygon draw:style-name="gr13" draw:text-style-name="P10" draw:layer="layout" svg:width="2cm" svg:height="1.2cm" svg:x="12.6cm" svg:y="19.901cm" svg:viewBox="0 0 2001 1201" draw:points="0,1201 2001,1201 2001,0 0,0">
              <text:p/>
            </draw:polygon>
            <draw:polygon draw:style-name="gr14" draw:text-style-name="P2" draw:layer="layout" svg:width="2cm" svg:height="1.2cm" svg:x="12.6cm" svg:y="19.901cm" svg:viewBox="0 0 2001 1201" draw:points="0,1201 2001,1201 2001,0 0,0">
              <text:p/>
            </draw:polygon>
          </draw:g>
          <draw:frame draw:style-name="gr12" draw:text-style-name="P4" draw:layer="layout" svg:width="2cm" svg:height="1.2cm" svg:x="12.6cm" svg:y="19.901cm">
            <draw:text-box>
              <text:p text:style-name="P3"><text:span text:style-name="T3">Método</text:span></text:p>
              <text:p text:style-name="P3"><text:span text:style-name="T3">escribirFichero</text:span></text:p>
            </draw:text-box>
          </draw:frame>
        </draw:g>
        <draw:line draw:style-name="gr4" draw:text-style-name="P2" draw:layer="layout" svg:x1="10.7cm" svg:y1="19.341cm" svg:x2="10.7cm" svg:y2="19.841cm">
          <text:p/>
        </draw:line>
        <draw:line draw:style-name="gr4" draw:text-style-name="P2" draw:layer="layout" svg:x1="7.9cm" svg:y1="19.332cm" svg:x2="7.9cm" svg:y2="19.832cm">
          <text:p/>
        </draw:line>
        <draw:g>
          <draw:g>
            <draw:polygon draw:style-name="gr5" draw:text-style-name="P5" draw:layer="layout" svg:width="2.425cm" svg:height="0.999cm" svg:x="4cm" svg:y="21.85cm" svg:viewBox="0 0 2426 1000" draw:points="0,1000 1866,1000 2426,0 559,0">
              <text:p/>
            </draw:polygon>
            <draw:polygon draw:style-name="gr2" draw:text-style-name="P2" draw:layer="layout" svg:width="2.425cm" svg:height="0.999cm" svg:x="4cm" svg:y="21.85cm" svg:viewBox="0 0 2426 1000" draw:points="0,1000 1866,1000 2426,0 559,0">
              <text:p/>
            </draw:polygon>
          </draw:g>
          <draw:frame draw:style-name="gr22" draw:text-style-name="P8" draw:layer="layout" svg:width="1.244cm" svg:height="1.286cm" svg:x="4.591cm" svg:y="21.707cm">
            <draw:text-box>
              <text:p text:style-name="P3"><text:span text:style-name="T2">Introducir datos</text:span></text:p>
              <text:p text:style-name="P3"><text:span text:style-name="T2">socio</text:span></text:p>
            </draw:text-box>
          </draw:frame>
        </draw:g>
        <draw:g>
          <draw:g>
            <draw:polygon draw:style-name="gr13" draw:text-style-name="P10" draw:layer="layout" svg:width="2cm" svg:height="1.2cm" svg:x="4.249cm" svg:y="23.6cm" svg:viewBox="0 0 2001 1201" draw:points="0,1201 2001,1201 2001,0 0,0">
              <text:p/>
            </draw:polygon>
            <draw:polygon draw:style-name="gr14" draw:text-style-name="P2" draw:layer="layout" svg:width="2cm" svg:height="1.2cm" svg:x="4.249cm" svg:y="23.6cm" svg:viewBox="0 0 2001 1201" draw:points="0,1201 2001,1201 2001,0 0,0">
              <text:p/>
            </draw:polygon>
          </draw:g>
          <draw:frame draw:style-name="gr12" draw:text-style-name="P4" draw:layer="layout" svg:width="2cm" svg:height="1.2cm" svg:x="4.249cm" svg:y="23.6cm">
            <draw:text-box>
              <text:p text:style-name="P3"><text:span text:style-name="T3">Club.incorporacion(socio)</text:span></text:p>
            </draw:text-box>
          </draw:frame>
        </draw:g>
        <draw:line draw:style-name="gr16" draw:text-style-name="P2" draw:layer="layout" svg:x1="5.25cm" svg:y1="22.85cm" svg:x2="5.25cm" svg:y2="23.5cm">
          <text:p/>
        </draw:line>
        <draw:g>
          <draw:g>
            <draw:polygon draw:style-name="gr5" draw:text-style-name="P5" draw:layer="layout" svg:width="2.425cm" svg:height="0.999cm" svg:x="6.823cm" svg:y="21.85cm" svg:viewBox="0 0 2426 1000" draw:points="0,1000 1866,1000 2426,0 559,0">
              <text:p/>
            </draw:polygon>
            <draw:polygon draw:style-name="gr2" draw:text-style-name="P2" draw:layer="layout" svg:width="2.425cm" svg:height="0.999cm" svg:x="6.823cm" svg:y="21.85cm" svg:viewBox="0 0 2426 1000" draw:points="0,1000 1866,1000 2426,0 559,0">
              <text:p/>
            </draw:polygon>
          </draw:g>
          <draw:frame draw:style-name="gr22" draw:text-style-name="P8" draw:layer="layout" svg:width="1.244cm" svg:height="1.286cm" svg:x="7.414cm" svg:y="21.707cm">
            <draw:text-box>
              <text:p text:style-name="P3"><text:span text:style-name="T2">Introducir datos</text:span></text:p>
              <text:p text:style-name="P3"><text:span text:style-name="T2">socio</text:span></text:p>
            </draw:text-box>
          </draw:frame>
        </draw:g>
        <draw:line draw:style-name="gr16" draw:text-style-name="P2" draw:layer="layout" svg:x1="8.05cm" svg:y1="21.1cm" svg:x2="8.05cm" svg:y2="21.75cm">
          <text:p/>
        </draw:line>
        <draw:line draw:style-name="gr4" draw:text-style-name="P2" draw:layer="layout" svg:x1="8.15cm" svg:y1="24.691cm" svg:x2="8.15cm" svg:y2="26.091cm">
          <text:p/>
        </draw:line>
        <draw:line draw:style-name="gr4" draw:text-style-name="P2" draw:layer="layout" svg:x1="10.75cm" svg:y1="21cm" svg:x2="10.75cm" svg:y2="26.25cm">
          <text:p/>
        </draw:line>
        <draw:g>
          <draw:g>
            <draw:path draw:style-name="gr23" draw:text-style-name="P13" draw:layer="layout" svg:width="2.33cm" svg:height="1.398cm" svg:x="9.669cm" svg:y="21.907cm" svg:viewBox="0 0 2331 1399" svg:d="M0 1225v-1225h2331v1225c-18-12-35-23-54-33-161-93-343-142-529-142s-368 49-529 142c-19 10-36 21-54 33-17 11-35 22-53 33-161 93-344 141-530 141-185 0-368-48-529-141-18-11-36-22-53-33z">
              <text:p/>
            </draw:path>
            <draw:path draw:style-name="gr2" draw:text-style-name="P2" draw:layer="layout" svg:width="2.33cm" svg:height="1.398cm" svg:x="9.669cm" svg:y="21.907cm" svg:viewBox="0 0 2331 1399" svg:d="M0 1225v-1225h2331v1225c-18-12-35-23-54-33-161-93-343-142-529-142s-368 49-529 142c-19 10-36 21-54 33-17 11-35 22-53 33-161 93-344 141-530 141-185 0-368-48-529-141-18-11-36-22-53-33z">
              <text:p/>
            </draw:path>
          </draw:g>
          <draw:frame draw:style-name="gr24" draw:text-style-name="P4" draw:layer="layout" svg:width="2.33cm" svg:height="1.163cm" svg:x="9.669cm" svg:y="21.85cm">
            <draw:text-box>
              <text:p text:style-name="P3"><text:span text:style-name="T3">Escribe:</text:span></text:p>
              <text:p text:style-name="P3"><text:span text:style-name="T3">Socio.toString()</text:span></text:p>
            </draw:text-box>
          </draw:frame>
        </draw:g>
        <draw:line draw:style-name="gr4" draw:text-style-name="P2" draw:layer="layout" svg:x1="13.5cm" svg:y1="21.1cm" svg:x2="13.55cm" svg:y2="26.091cm">
          <text:p/>
        </draw:line>
        <draw:g>
          <draw:g>
            <draw:polygon draw:style-name="gr5" draw:text-style-name="P5" draw:layer="layout" svg:width="2.425cm" svg:height="1.1cm" svg:x="13.674cm" svg:y="11.549cm" svg:viewBox="0 0 2426 1101" draw:points="0,1101 1866,1101 2426,0 559,0">
              <text:p/>
            </draw:polygon>
            <draw:polygon draw:style-name="gr2" draw:text-style-name="P2" draw:layer="layout" svg:width="2.425cm" svg:height="1.1cm" svg:x="13.674cm" svg:y="11.549cm" svg:viewBox="0 0 2426 1101" draw:points="0,1101 1866,1101 2426,0 559,0">
              <text:p/>
            </draw:polygon>
          </draw:g>
          <draw:frame draw:style-name="gr17" draw:text-style-name="P8" draw:layer="layout" svg:width="1.244cm" svg:height="1.1cm" svg:x="14.265cm" svg:y="11.549cm">
            <draw:text-box>
              <text:p text:style-name="P3"><text:span text:style-name="T2">Nuevo Club</text:span></text:p>
            </draw:text-box>
          </draw:frame>
        </draw:g>
        <draw:line draw:style-name="gr4" draw:text-style-name="P2" draw:layer="layout" svg:x1="15cm" svg:y1="10.75cm" svg:x2="15cm" svg:y2="11.5cm">
          <text:p/>
        </draw:line>
        <draw:g>
          <draw:g>
            <draw:polygon draw:style-name="gr5" draw:text-style-name="P5" draw:layer="layout" svg:width="2.425cm" svg:height="1.1cm" svg:x="13.574cm" svg:y="13.25cm" svg:viewBox="0 0 2426 1101" draw:points="0,1101 1866,1101 2426,0 559,0">
              <text:p/>
            </draw:polygon>
            <draw:polygon draw:style-name="gr2" draw:text-style-name="P2" draw:layer="layout" svg:width="2.425cm" svg:height="1.1cm" svg:x="13.574cm" svg:y="13.25cm" svg:viewBox="0 0 2426 1101" draw:points="0,1101 1866,1101 2426,0 559,0">
              <text:p/>
            </draw:polygon>
          </draw:g>
          <draw:frame draw:style-name="gr17" draw:text-style-name="P8" draw:layer="layout" svg:width="1.244cm" svg:height="1.286cm" svg:x="14.165cm" svg:y="13.157cm">
            <draw:text-box>
              <text:p text:style-name="P3"><text:span text:style-name="T2">Elección Club 1 y Club 2</text:span></text:p>
            </draw:text-box>
          </draw:frame>
        </draw:g>
        <draw:line draw:style-name="gr4" draw:text-style-name="P2" draw:layer="layout" svg:x1="15cm" svg:y1="12.75cm" svg:x2="15cm" svg:y2="13.25cm">
          <text:p/>
        </draw:line>
        <draw:line draw:style-name="gr4" draw:text-style-name="P2" draw:layer="layout" svg:x1="15cm" svg:y1="14.25cm" svg:x2="15cm" svg:y2="14.75cm">
          <text:p/>
        </draw:line>
        <draw:polyline draw:style-name="gr4" draw:text-style-name="P2" draw:layer="layout" svg:width="2.749cm" svg:height="0cm" svg:x="15.75cm" svg:y="15.5cm" svg:viewBox="0 0 2750 0" draw:points="0,0 1250,0 2750,0">
          <text:p/>
        </draw:polyline>
        <draw:g>
          <draw:g>
            <draw:polygon draw:style-name="gr13" draw:text-style-name="P10" draw:layer="layout" svg:width="2cm" svg:height="1.2cm" svg:x="13.85cm" svg:y="14.849cm" svg:viewBox="0 0 2001 1201" draw:points="0,1201 2001,1201 2001,0 0,0">
              <text:p/>
            </draw:polygon>
            <draw:polygon draw:style-name="gr14" draw:text-style-name="P2" draw:layer="layout" svg:width="2cm" svg:height="1.2cm" svg:x="13.85cm" svg:y="14.849cm" svg:viewBox="0 0 2001 1201" draw:points="0,1201 2001,1201 2001,0 0,0">
              <text:p/>
            </draw:polygon>
          </draw:g>
          <draw:frame draw:style-name="gr12" draw:text-style-name="P4" draw:layer="layout" svg:width="2cm" svg:height="1.2cm" svg:x="13.85cm" svg:y="14.849cm">
            <draw:text-box>
              <text:p text:style-name="P3"><text:span text:style-name="T3">Método</text:span></text:p>
              <text:p text:style-name="P3"><text:span text:style-name="T3">Club.union(club1, club2)</text:span></text:p>
            </draw:text-box>
          </draw:frame>
        </draw:g>
        <draw:g>
          <draw:g>
            <draw:polygon draw:style-name="gr5" draw:text-style-name="P5" draw:layer="layout" svg:width="2.425cm" svg:height="1.1cm" svg:x="7.75cm" svg:y="13.75cm" svg:viewBox="0 0 2426 1101" draw:points="0,1101 1866,1101 2426,0 559,0">
              <text:p/>
            </draw:polygon>
            <draw:polygon draw:style-name="gr2" draw:text-style-name="P2" draw:layer="layout" svg:width="2.425cm" svg:height="1.1cm" svg:x="7.75cm" svg:y="13.75cm" svg:viewBox="0 0 2426 1101" draw:points="0,1101 1866,1101 2426,0 559,0">
              <text:p/>
            </draw:polygon>
          </draw:g>
          <draw:frame draw:style-name="gr17" draw:text-style-name="P8" draw:layer="layout" svg:width="1.244cm" svg:height="1.286cm" svg:x="8.341cm" svg:y="13.657cm">
            <draw:text-box>
              <text:p text:style-name="P3"><text:span text:style-name="T2">Int posicion Club </text:span></text:p>
            </draw:text-box>
          </draw:frame>
        </draw:g>
        <draw:line draw:style-name="gr4" draw:text-style-name="P2" draw:layer="layout" svg:x1="9cm" svg:y1="14.741cm" svg:x2="9cm" svg:y2="15.741cm">
          <text:p/>
        </draw:line>
        <draw:line draw:style-name="gr4" draw:text-style-name="P2" draw:layer="layout" svg:x1="9cm" svg:y1="17cm" svg:x2="9cm" svg:y2="17.5cm">
          <text:p/>
        </draw:line>
        <draw:g>
          <draw:g>
            <draw:polygon draw:style-name="gr13" draw:text-style-name="P10" draw:layer="layout" svg:width="2cm" svg:height="1.2cm" svg:x="9.8cm" svg:y="19.9cm" svg:viewBox="0 0 2001 1201" draw:points="0,1201 2001,1201 2001,0 0,0">
              <text:p/>
            </draw:polygon>
            <draw:polygon draw:style-name="gr14" draw:text-style-name="P2" draw:layer="layout" svg:width="2cm" svg:height="1.2cm" svg:x="9.8cm" svg:y="19.9cm" svg:viewBox="0 0 2001 1201" draw:points="0,1201 2001,1201 2001,0 0,0">
              <text:p/>
            </draw:polygon>
          </draw:g>
          <draw:frame draw:style-name="gr12" draw:text-style-name="P4" draw:layer="layout" svg:width="2cm" svg:height="1.2cm" svg:x="9.8cm" svg:y="19.9cm">
            <draw:text-box>
              <text:p text:style-name="P3"><text:span text:style-name="T3">Método</text:span></text:p>
              <text:p text:style-name="P3"><text:span text:style-name="T3">mostrarSocios</text:span></text:p>
            </draw:text-box>
          </draw:frame>
        </draw:g>
        <draw:g>
          <draw:g>
            <draw:polygon draw:style-name="gr13" draw:text-style-name="P10" draw:layer="layout" svg:width="2cm" svg:height="1.2cm" svg:x="7.15cm" svg:y="23.601cm" svg:viewBox="0 0 2001 1201" draw:points="0,1201 2001,1201 2001,0 0,0">
              <text:p/>
            </draw:polygon>
            <draw:polygon draw:style-name="gr14" draw:text-style-name="P2" draw:layer="layout" svg:width="2cm" svg:height="1.2cm" svg:x="7.15cm" svg:y="23.601cm" svg:viewBox="0 0 2001 1201" draw:points="0,1201 2001,1201 2001,0 0,0">
              <text:p/>
            </draw:polygon>
          </draw:g>
          <draw:frame draw:style-name="gr12" draw:text-style-name="P4" draw:layer="layout" svg:width="2cm" svg:height="1.2cm" svg:x="7.15cm" svg:y="23.601cm">
            <draw:text-box>
              <text:p text:style-name="P3"><text:span text:style-name="T3">Club.borrado(socio)</text:span></text:p>
            </draw:text-box>
          </draw:frame>
        </draw:g>
        <draw:polyline draw:style-name="gr4" draw:text-style-name="P2" draw:layer="layout" svg:width="6.076cm" svg:height="0.508cm" svg:x="8.923cm" svg:y="8.741cm" svg:viewBox="0 0 6077 509" draw:points="0,0 6077,9 6077,50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5f_0" draw:display-name="Gradient_0" draw:style="linear" draw:start-color="#f6d5b9" draw:end-color="#f2c59f" draw:start-intensity="100%" draw:end-intensity="100%" draw:angle="0" draw:border="0%"/>
    <draw:gradient draw:name="Gradient_5f_1" draw:display-name="Gradient_1" draw:style="linear" draw:start-color="#e7e3ee" draw:end-color="#d7d0e3" draw:start-intensity="100%" draw:end-intensity="100%" draw:angle="0" draw:border="0%"/>
    <draw:gradient draw:name="Gradient_5f_2" draw:display-name="Gradient_2" draw:style="linear" draw:start-color="#b3c283" draw:end-color="#a7b96f" draw:start-intensity="100%" draw:end-intensity="100%" draw:angle="0" draw:border="0%"/>
    <draw:gradient draw:name="Gradient_5f_5" draw:display-name="Gradient_5" draw:style="linear" draw:start-color="#b8c1e0" draw:end-color="#a4afd7" draw:start-intensity="100%" draw:end-intensity="100%" draw:angle="0" draw:border="0%"/>
    <draw:gradient draw:name="Gradient_5f_6" draw:display-name="Gradient_6" draw:style="linear" draw:start-color="#bfbfbf" draw:end-color="#b0b0b0" draw:start-intensity="100%" draw:end-intensity="100%" draw:angle="0" draw:border="0%"/>
    <draw:gradient draw:name="Gradient_5f_7" draw:display-name="Gradient_7" draw:style="linear" draw:start-color="#e1ebf3" draw:end-color="#cbddeb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12T01:26:44.676000000</dc:date>
    <meta:creation-date>2021-03-08T15:31:07Z</meta:creation-date>
    <meta:generator>LibreOffice/6.0.7.3$Windows_X86_64 LibreOffice_project/dc89aa7a9eabfd848af146d5086077aeed2ae4a5</meta:generator>
    <meta:editing-duration>PT3M41S</meta:editing-duration>
    <meta:editing-cycles>2</meta:editing-cycles>
    <meta:document-statistic meta:object-count="205"/>
  </office:meta>
</office:document-meta>
</file>